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EDRAZA RIVERA NORIA FIOREL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A MERCED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2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EDRAZA RIVERA NORIA FIOREL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GALLINAS BB ROJA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2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2T17:47:27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